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kFileItemFactory.getSizeThresho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kFileItemFactory.getFileCleaningTrac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kFileItemFactory.setRepository( File reposi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kFileItemFactory.createItem( String fieldName , String contentType , boolean isFormField , String 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iskFileItemFactory.get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kFileItemFactory.DiskFileItem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kFileItemFactory.setSizeThreshold( int sizeThresho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kFileItemFactory.DiskFileItemFactory( int sizeThreshold , File reposi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skFileItemFactory.setFileCleaningTracker( FileCleaningTracker pTrac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